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1" fo:font-size="18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loext:opacity="0%" style:font-name="Calibri1" fo:font-size="18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loext:opacity="0%" style:font-name="Calibri1" fo:font-size="11pt" fo:font-weight="normal" fo:background-color="transparent" loext:char-shading-value="0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ctor.h</text:p>
      <text:p text:style-name="P2">typedef int Dato;</text:p>
      <text:p text:style-name="P1"><text:span text:style-name="T1">class Vector { </text:span></text:p>
      <text:p text:style-name="P2"><text:tab/>private:</text:p>
      <text:p text:style-name="P2"><text:tab/>// atributos</text:p>
      <text:p text:style-name="P2"><text:tab/>int longitud;</text:p>
      <text:p text:style-name="P2"><text:tab/>Dato* datos;</text:p>
      <text:p text:style-name="P2"/>
      <text:p text:style-name="P2"><text:tab/>public:</text:p>
      <text:p text:style-name="P2"><text:tab/>// métodos (interfaz)</text:p>
      <text:p text:style-name="P2"><text:tab/>// Constructor sin parametros</text:p>
      <text:p text:style-name="P2"><text:tab/>// PRE: - </text:p>
      <text:p text:style-name="P2"><text:tab/>// POS: construye un vector vacio</text:p>
      <text:p text:style-name="P2"><text:tab/>Vector( );</text:p>
      <text:p text:style-name="P2"><text:tab/>// Constructor con parametros</text:p>
      <text:p text:style-name="P2"><text:tab/>// PRE: tam &gt; 0</text:p>
      <text:p text:style-name="P2"><text:tab/>// POS: construye un vector de longitud tam y datos vacios</text:p>
      <text:p text:style-name="P2"><text:tab/>Vector ( int tam );</text:p>
      <text:p text:style-name="P2"><text:tab/>// Constructor de copia</text:p>
      <text:p text:style-name="P1"><text:span text:style-name="T1"><text:tab/>Vector ( const Vector &amp; vec );</text:span></text:p>
      <text:p text:style-name="P2"><text:soft-page-break/><text:tab/>// mostrar</text:p>
      <text:p text:style-name="P2"><text:tab/>// PRE: -</text:p>
      <text:p text:style-name="P2"><text:tab/>// POS: recorre el vector y lo imprime por pantalla</text:p>
      <text:p text:style-name="P2"><text:tab/>void mostrar( );</text:p>
      <text:p text:style-name="P2"><text:tab/>// insertar</text:p>
      <text:p text:style-name="P2"><text:tab/>// PRE: <text:s/>0 &lt;= pos &lt; longitud, d tiene que ser un Dato valido</text:p>
      <text:p text:style-name="P2"><text:tab/>// POS: inserta el dato d, en la posicion "pos", la 1ra es la 0 </text:p>
      <text:p text:style-name="P2"><text:tab/>void insertar (Dato d, int pos);</text:p>
      <text:p text:style-name="P2"><text:tab/>// obtener</text:p>
      <text:p text:style-name="P2"><text:tab/>// PRE: <text:s/>0 &lt;= pos &lt; longitud, y que el dato exista</text:p>
      <text:p text:style-name="P2"><text:tab/>// POS: devuelve el dato que está en pos</text:p>
      <text:p text:style-name="P2"><text:tab/>Dato obtener (int pos);</text:p>
      <text:p text:style-name="P2"><text:tab/>// redimensionar</text:p>
      <text:p text:style-name="P2"><text:tab/>// PRE: tam &gt; 0</text:p>
      <text:p text:style-name="P2"><text:tab/>// POS: redimensiona el vector, si tam es mayor que la longitud inicial, deja los datos anteriores y completa con vacios, si es menor, corta los datos que exceden</text:p>
      <text:p text:style-name="P2"><text:tab/>void redimensionar ( int tam );</text:p>
      <text:p text:style-name="P2"/>
      <text:p text:style-name="P2"><text:tab/>// Destructor</text:p>
      <text:p text:style-name="P2"><text:soft-page-break/><text:tab/>// PRE: -</text:p>
      <text:p text:style-name="P2"><text:tab/>// POS: libera recursos utilizados</text:p>
      <text:p text:style-name="P2"><text:tab/>~Vector ( );</text:p>
      <text:p text:style-name="P2"/>
      <text:p text:style-name="P2">};</text:p>
      <text:p text:style-name="P2"/>
      <text:p text:style-name="P2">ARCHIVO vector.cpp</text:p>
      <text:p text:style-name="P1"><text:span text:style-name="T1">#include "vector.h"</text:span></text:p>
      <text:p text:style-name="P2">// Constructor sin parametros</text:p>
      <text:p text:style-name="P1"><text:span text:style-name="T1">Vector :: Vector( ) {</text:span></text:p>
      <text:p text:style-name="P2"><text:tab/>longitud = 0;</text:p>
      <text:p text:style-name="P2"><text:tab/>datos = 0;</text:p>
      <text:p text:style-name="P2">}</text:p>
      <text:p text:style-name="P2"/>
      <text:p text:style-name="P2">// Constructor con parametros</text:p>
      <text:p text:style-name="P1"><text:span text:style-name="T1">Vector :: Vector (int tam ) {</text:span></text:p>
      <text:p text:style-name="P2"><text:tab/>longitud = tam;</text:p>
      <text:p text:style-name="P2"><text:tab/>datos = new Dato[tam];</text:p>
      <text:p text:style-name="P2"><text:tab/>inicializar_datos ( );</text:p>
      <text:p text:style-name="P2">}</text:p>
      <text:p text:style-name="P2"/>
      <text:p text:style-name="P2"><text:soft-page-break/>// mostrar</text:p>
      <text:p text:style-name="P2">...</text:p>
      <text:p text:style-name="P2">// insertar</text:p>
      <text:p text:style-name="P2">void Vector :: insertar ( Dato d, int pos) {</text:p>
      <text:p text:style-name="P2"><text:tab/>datos[pos] = d;</text:p>
      <text:p text:style-name="P2">}</text:p>
      <text:p text:style-name="P2">// obtener</text:p>
      <text:p text:style-name="P2">Dato Vector :: obtener ( int pos) {</text:p>
      <text:p text:style-name="P2"><text:tab/>return datos[pos];</text:p>
      <text:p text:style-name="P2">}</text:p>
      <text:p text:style-name="P2"/>
      <text:p text:style-name="P2">// redimensionar</text:p>
      <text:p text:style-name="P2">void Vector :: redimensionar ( int tam ) {</text:p>
      <text:p text:style-name="P2"><text:tab/>if ( longitud != tam) {</text:p>
      <text:p text:style-name="P2"><text:tab/><text:tab/>Dato* aux = new Dato[tam];</text:p>
      <text:p text:style-name="P2"><text:tab/><text:tab/>copiar_datos (aux, tam);</text:p>
      <text:p text:style-name="P1"><text:span text:style-name="T1"><text:tab/><text:tab/>if (longitud &gt; 0)</text:span></text:p>
      <text:p text:style-name="P1"><text:span text:style-name="T1"><text:tab/><text:tab/><text:tab/>delete [ ] datos;</text:span></text:p>
      <text:p text:style-name="P2"><text:tab/><text:tab/>longitud = tam;</text:p>
      <text:p text:style-name="P2"><text:tab/><text:tab/>datos = aux;</text:p>
      <text:p text:style-name="P2"><text:tab/>}</text:p>
      <text:p text:style-name="P2"><text:soft-page-break/>}</text:p>
      <text:p text:style-name="P2"/>
      <text:p text:style-name="P2">// Destructor</text:p>
      <text:p text:style-name="P2">Vector :: ~Vector ( ) {</text:p>
      <text:p text:style-name="P1"><text:span text:style-name="T1"><text:tab/>if (longitud &gt; 0)</text:span></text:p>
      <text:p text:style-name="P1"><text:span text:style-name="T1"><text:tab/><text:tab/>delete [ ] datos;</text:span></text:p>
      <text:p text:style-name="P2">}</text:p>
      <text:p text:style-name="P2"/>
      <text:p text:style-name="P2">// Constructor de copia</text:p>
      <text:p text:style-name="P1"><text:span text:style-name="T1">Vector :: Vector ( const Vector &amp; vec ) {</text:span></text:p>
      <text:p text:style-name="P2"><text:tab/>this-&gt;longitud = vec.longitud;</text:p>
      <text:p text:style-name="P1"><text:span text:style-name="T1"><text:tab/>if (longitud &gt; 0) {</text:span></text:p>
      <text:p text:style-name="P2"><text:tab/><text:tab/>datos = new Dato[ longitud ];</text:p>
      <text:p text:style-name="P2"><text:tab/><text:tab/>copiar_datos ( vec.datos, longitud);</text:p>
      <text:p text:style-name="P2"><text:tab/>}</text:p>
      <text:p text:style-name="P2"><text:tab/>else datos = 0;</text:p>
      <text:p text:style-name="P2">}</text:p>
      <text:p text:style-name="P2">// Sobrecarga del operador igual</text:p>
      <text:p text:style-name="P1"><text:span text:style-name="T1">void Vector :: operator= ( const Vector &amp; vec ) {</text:span></text:p>
      <text:p text:style-name="P1"><text:span text:style-name="T1"><text:tab/>if (longitud &gt; 0)</text:span></text:p>
      <text:p text:style-name="P1"><text:span text:style-name="T1"><text:tab/><text:tab/>delete [ ] datos;</text:span></text:p>
      <text:p text:style-name="P2"><text:soft-page-break/><text:tab/>this-&gt;longitud = vec.longitud;</text:p>
      <text:p text:style-name="P1"><text:span text:style-name="T1"><text:tab/>if (longitud &gt; 0) {</text:span></text:p>
      <text:p text:style-name="P2"><text:tab/><text:tab/>datos = new Dato[ longitud ];</text:p>
      <text:p text:style-name="P2"><text:tab/><text:tab/>copiar_datos ( vec.datos, longitud);</text:p>
      <text:p text:style-name="P2"><text:tab/>}</text:p>
      <text:p text:style-name="P2"><text:tab/>else datos = 0;</text:p>
      <text:p text:style-name="P2">}</text:p>
      <text:p text:style-name="P2"/>
      <text:p text:style-name="P2">// USUARIOS</text:p>
      <text:p text:style-name="P1"><text:span text:style-name="T1">#include "vector.h"</text:span></text:p>
      <text:p text:style-name="P2"/>
      <text:p text:style-name="P2">int main ( ) {</text:p>
      <text:p text:style-name="P2"><text:tab/>Vector vec (10);</text:p>
      <text:p text:style-name="P2"><text:tab/>vec.insertar (3244, 5);</text:p>
      <text:p text:style-name="P2"><text:tab/>vec.mostrar( );</text:p>
      <text:p text:style-name="P2"><text:tab/>vec.redimensionar (3);</text:p>
      <text:p text:style-name="P3"><text:tab/></text:p>
      <text:p text:style-name="P2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document-statistic meta:table-count="0" meta:image-count="0" meta:object-count="0" meta:page-count="6" meta:paragraph-count="108" meta:word-count="445" meta:character-count="2328" meta:non-whitespace-character-count="1900"/>
  </office:meta>
</office:document-meta>
</file>